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223cm"/>
    </style:style>
    <style:style style:name="co9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order="none"/>
    </style:style>
    <style:style style:name="T1" style:family="text">
      <style:text-properties fo:language="fr" fo:country="FR"/>
    </style:style>
  </office:automatic-styles>
  <office:body>
    <office:spreadsheet>
      <table:table table:name="Tier 1" table:style-name="ta1" table:print="false">
        <table:table-column table:style-name="co3" table:default-cell-style-name="Default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 table:number-columns-spanned="2" table:number-rows-spanned="1">
            <text:p>Aucun pré requis</text:p>
          </table:table-cell>
          <table:covered-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Mine d'or :</text:p>
          </table:table-cell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Laboratoire de recherche : </text:p>
          </table:table-cell>
          <table:covered-table-cell table:style-name="Default"/>
          <table:table-cell office:value-type="string" table:number-columns-spanned="2" table:number-rows-spanned="1">
            <text:p>Aucun pré requis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École :</text:p>
          </table:table-cell>
          <table:table-cell office:value-type="string" table:number-columns-spanned="2" table:number-rows-spanned="1">
            <text:p>T : Infrastructure basique (5)</text:p>
          </table:table-cell>
          <table:covered-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âtiment administratif :</text:p>
          </table:table-cell>
          <table:covered-table-cell/>
          <table:table-cell office:value-type="string" table:number-columns-spanned="2" table:number-rows-spanned="1">
            <text:p>T: Infrastructures complexe (5)</text:p>
          </table:table-cell>
          <table:covered-table-cell table:style-name="ce2"/>
          <table:table-cell table:number-columns-repeated="11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<text:span text:style-name="T1">prod</text:span></text:p>
          </table:table-cell>
          <table:table-cell table:number-columns-repeated="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Taux pro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Mine d'or :</text:p>
          </table:table-cell>
          <table:table-cell table:style-name="ce2" office:value-type="string">
            <text:p>Niveau 1</text:p>
          </table:table-cell>
          <table:table-cell table:number-columns-repeated="2" table:style-name="ce2" office:value-type="string">
            <text:p>//</text:p>
          </table:table-cell>
          <table:table-cell table:style-name="ce2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1m 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2m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4m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6m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8m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8">
            <text:p>8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2">
            <text:p>12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3m</text:p>
          </table:table-cell>
          <table:table-cell table:style-name="ce2" office:value-type="float" office:value="1380">
            <text:p>1380</text:p>
          </table:table-cell>
          <table:table-cell table:style-name="ce2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5m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8">
            <text:p>18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35m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2m</text:p>
          </table:table-cell>
          <table:table-cell table:style-name="ce2" office:value-type="float" office:value="1920">
            <text:p>1920</text:p>
          </table:table-cell>
          <table:table-cell table:style-name="ce2" office:value-type="float" office:value="25">
            <text:p>25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style-name="ce2" office:value-type="float" office:value="31">
            <text:p>31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40">
            <text:p>4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50">
            <text:p>5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 table:style-name="ce2"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2"/>
          <table:table-cell table:style-name="ce5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/>
        </table:table-row>
        <table:table-row table:style-name="ro1">
          <table:table-cell table:style-name="ce2" office:value-type="string">
            <text:p>Laboratoire de recherche : </text:p>
          </table:table-cell>
          <table:table-cell office:value-type="string">
            <text:p>Niveau 1</text:p>
          </table:table-cell>
          <table:table-cell office:value-type="string">
            <text:p>1m30</text:p>
          </table:table-cell>
          <table:table-cell table:style-name="ce2" office:value-type="float" office:value="90">
            <text:p>90</text:p>
          </table:table-cell>
          <table:table-cell/>
          <table:table-cell table:style-name="ce2" office:value-type="string">
            <text:p>Écol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5m</text:p>
          </table:table-cell>
          <table:table-cell table:style-name="ce2" office:value-type="float" office:value="300">
            <text:p>300</text:p>
          </table:table-cell>
          <table:table-cell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3m </text:p>
          </table:table-cell>
          <table:table-cell table:style-name="ce2" office:value-type="float" office:value="180">
            <text:p>18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20m</text:p>
          </table:table-cell>
          <table:table-cell table:style-name="ce2" office:value-type="float" office:value="1200">
            <text:p>1200</text:p>
          </table:table-cell>
          <table:table-cell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5m30</text:p>
          </table:table-cell>
          <table:table-cell table:style-name="ce2" office:value-type="float" office:value="330">
            <text:p>33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45m</text:p>
          </table:table-cell>
          <table:table-cell table:style-name="ce2" office:value-type="float" office:value="2700">
            <text:p>270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50m</text:p>
          </table:table-cell>
          <table:table-cell table:style-name="ce2" office:value-type="float" office:value="3500">
            <text:p>3500</text:p>
          </table:table-cell>
          <table:table-cell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9m</text:p>
          </table:table-cell>
          <table:table-cell table:style-name="ce2" office:value-type="float" office:value="540">
            <text:p>54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2h</text:p>
          </table:table-cell>
          <table:table-cell table:style-name="ce2" office:value-type="float" office:value="7200">
            <text:p>720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h30</text:p>
          </table:table-cell>
          <table:table-cell table:style-name="ce2" office:value-type="float" office:value="5400">
            <text:p>5400</text:p>
          </table:table-cell>
          <table:table-cell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3h10</text:p>
          </table:table-cell>
          <table:table-cell table:style-name="ce2" office:value-type="float" office:value="11400">
            <text:p>114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h10</text:p>
          </table:table-cell>
          <table:table-cell table:style-name="ce2" office:value-type="float" office:value="7800">
            <text:p>7800</text:p>
          </table:table-cell>
          <table:table-cell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22m</text:p>
          </table:table-cell>
          <table:table-cell table:style-name="ce2" office:value-type="float" office:value="1320">
            <text:p>132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4h30</text:p>
          </table:table-cell>
          <table:table-cell table:style-name="ce2" office:value-type="float" office:value="16200">
            <text:p>1620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2h35</text:p>
          </table:table-cell>
          <table:table-cell table:style-name="ce2" office:value-type="float" office:value="9300">
            <text:p>9300</text:p>
          </table:table-cell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30m</text:p>
          </table:table-cell>
          <table:table-cell table:style-name="ce2" office:value-type="float" office:value="1800">
            <text:p>18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6h</text:p>
          </table:table-cell>
          <table:table-cell table:style-name="ce2" office:value-type="float" office:value="21600">
            <text:p>216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3h</text:p>
          </table:table-cell>
          <table:table-cell table:style-name="ce2" office:value-type="float" office:value="10800">
            <text:p>10800</text:p>
          </table:table-cell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40m</text:p>
          </table:table-cell>
          <table:table-cell table:style-name="ce2" office:value-type="float" office:value="2400">
            <text:p>24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7h45</text:p>
          </table:table-cell>
          <table:table-cell table:style-name="ce2" office:value-type="float" office:value="27900">
            <text:p>279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3h30</text:p>
          </table:table-cell>
          <table:table-cell table:style-name="ce2" office:value-type="float" office:value="12600">
            <text:p>12600</text:p>
          </table:table-cell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55m</text:p>
          </table:table-cell>
          <table:table-cell table:style-name="ce2" office:value-type="float" office:value="3300">
            <text:p>33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8h50</text:p>
          </table:table-cell>
          <table:table-cell table:style-name="ce2" office:value-type="float" office:value="31800">
            <text:p>318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4h10</text:p>
          </table:table-cell>
          <table:table-cell table:style-name="ce2" office:value-type="float" office:value="15000">
            <text:p>15000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1h20</text:p>
          </table:table-cell>
          <table:table-cell table:style-name="ce2" office:value-type="float" office:value="4800">
            <text:p>48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10h</text:p>
          </table:table-cell>
          <table:table-cell table:style-name="ce2" office:value-type="float" office:value="36000">
            <text:p>360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5h</text:p>
          </table:table-cell>
          <table:table-cell table:style-name="ce2" office:value-type="float" office:value="18000">
            <text:p>180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Mine de fer :</text:p>
          </table:table-cell>
          <table:table-cell office:value-type="string">
            <text:p>Niveau 1</text:p>
          </table:table-cell>
          <table:table-cell office:value-type="string">
            <text:p>//</text:p>
          </table:table-cell>
          <table:table-cell table:number-columns-repeated="2"/>
          <table:table-cell table:style-name="ce2" office:value-type="string">
            <text:p>Mine d'or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//</text:p>
          </table:table-cell>
          <table:table-cell table:number-columns-repeated="2"/>
          <table:table-cell table:style-name="ce2" office:value-type="string">
            <text:p>Laboratoire de recherche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5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6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4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9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8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15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1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16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21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2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25)</text:p>
          </table:table-cell>
          <table:table-cell table:style-name="ce2" office:value-type="string">
            <text:p>Barre d'acier (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28)</text:p>
          </table:table-cell>
          <table:table-cell table:style-name="ce2" office:value-type="string">
            <text:p>Barre d'acier (15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35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40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0)</text:p>
          </table:table-cell>
          <table:table-cell table:style-name="ce2" office:value-type="string">
            <text:p>Barre d'acier (3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0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60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80)</text:p>
          </table:table-cell>
          <table:table-cell table:style-name="ce2" office:value-type="string">
            <text:p>Barre d'acier (5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66)</text:p>
          </table:table-cell>
          <table:table-cell table:style-name="ce5"/>
          <table:table-cell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3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120)</text:p>
          </table:table-cell>
          <table:table-cell table:style-name="ce2" office:value-type="string">
            <text:p>Barre d'acier (72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80)</text:p>
          </table:table-cell>
          <table:table-cell table:style-name="ce2" office:value-type="string">
            <text:p>Barre d'acier (35)</text:p>
          </table:table-cell>
          <table:table-cell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50)</text:p>
          </table:table-cell>
          <table:table-cell table:style-name="ce2" office:value-type="string">
            <text:p>Pièces d'or (5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200)</text:p>
          </table:table-cell>
          <table:table-cell table:style-name="ce2" office:value-type="string">
            <text:p>Barre d'acier (100)</text:p>
          </table:table-cell>
          <table:table-cell table:style-name="ce2" office:value-type="string">
            <text:p>Pièces d'or (10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120)</text:p>
          </table:table-cell>
          <table:table-cell table:style-name="ce2" office:value-type="string">
            <text:p>Barre d'acier (75)</text:p>
          </table:table-cell>
          <table:table-cell table:style-name="ce2" office:value-type="string">
            <text:p>Pièces d'or (1500)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>
            <text:p>Craft</text:p>
          </table:table-cell>
          <table:table-cell table:number-columns-repeated="4"/>
          <table:table-cell table:style-name="ce2" office:value-type="string">
            <text:p>Craft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cole :</text:p>
          </table:table-cell>
          <table:table-cell office:value-type="string">
            <text:p>Niveau 1</text:p>
          </table:table-cell>
          <table:table-cell office:value-type="string">
            <text:p>Barre de fer (10)</text:p>
          </table:table-cell>
          <table:table-cell table:number-columns-repeated="2"/>
          <table:table-cell table:style-name="ce2" office:value-type="string">
            <text:p>Bâtiment administratif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Barre de fer (6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2</text:p>
          </table:table-cell>
          <table:table-cell office:value-type="string">
            <text:p>Barre de fer (13)</text:p>
          </table:table-cell>
          <table:table-cell table:number-columns-repeated="3"/>
          <table:table-cell table:style-name="ce2" office:value-type="string">
            <text:p>Niveau 2</text:p>
          </table:table-cell>
          <table:table-cell table:style-name="ce2" office:value-type="string">
            <text:p>Barre de fer (12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3</text:p>
          </table:table-cell>
          <table:table-cell office:value-type="string">
            <text:p>Barre de fer (18)</text:p>
          </table:table-cell>
          <table:table-cell table:number-columns-repeated="3"/>
          <table:table-cell table:style-name="ce2" office:value-type="string">
            <text:p>Niveau 3</text:p>
          </table:table-cell>
          <table:table-cell table:style-name="ce2" office:value-type="string">
            <text:p>Barre de fer (20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4</text:p>
          </table:table-cell>
          <table:table-cell office:value-type="string">
            <text:p>Barre de fer (32)</text:p>
          </table:table-cell>
          <table:table-cell table:number-columns-repeated="3"/>
          <table:table-cell table:style-name="ce2" office:value-type="string">
            <text:p>Niveau 4</text:p>
          </table:table-cell>
          <table:table-cell table:style-name="ce2" office:value-type="string">
            <text:p>Barre de fer (28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5</text:p>
          </table:table-cell>
          <table:table-cell office:value-type="string">
            <text:p>Barre de fer (50)</text:p>
          </table:table-cell>
          <table:table-cell table:number-columns-repeated="3"/>
          <table:table-cell table:style-name="ce2" office:value-type="string">
            <text:p>Niveau 5</text:p>
          </table:table-cell>
          <table:table-cell table:style-name="ce2" office:value-type="string">
            <text:p>Barre de fer (39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iveau 6</text:p>
          </table:table-cell>
          <table:table-cell office:value-type="string">
            <text:p>Barre de fer (66)</text:p>
          </table:table-cell>
          <table:table-cell table:style-name="ce2" office:value-type="string">
            <text:p>Barre d'acier (10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Barre de fer (45)</text:p>
          </table:table-cell>
          <table:table-cell table:style-name="ce2" office:value-type="string">
            <text:p>Barre d'acier (15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7</text:p>
          </table:table-cell>
          <table:table-cell office:value-type="string">
            <text:p>Barre de fer (75)</text:p>
          </table:table-cell>
          <table:table-cell table:style-name="ce2" office:value-type="string">
            <text:p>Barre d'acier (2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Barre de fer (56)</text:p>
          </table:table-cell>
          <table:table-cell table:style-name="ce2" office:value-type="string">
            <text:p>Barre d'acier (3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8</text:p>
          </table:table-cell>
          <table:table-cell office:value-type="string">
            <text:p>Barre de fer (89)</text:p>
          </table:table-cell>
          <table:table-cell table:style-name="ce2" office:value-type="string">
            <text:p>Barre d'acier (32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Barre de fer (70)</text:p>
          </table:table-cell>
          <table:table-cell table:style-name="ce2" office:value-type="string">
            <text:p>Barre d'acier (6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9</text:p>
          </table:table-cell>
          <table:table-cell office:value-type="string">
            <text:p>Barre de fer (100)</text:p>
          </table:table-cell>
          <table:table-cell table:style-name="ce2" office:value-type="string">
            <text:p>Barre d'acier (45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Barre de fer (82)</text:p>
          </table:table-cell>
          <table:table-cell table:style-name="ce2" office:value-type="string">
            <text:p>Barre d'acier (9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veau 10</text:p>
          </table:table-cell>
          <table:table-cell office:value-type="string">
            <text:p>Barre de fer (125)</text:p>
          </table:table-cell>
          <table:table-cell table:style-name="ce2" office:value-type="string">
            <text:p>Barre d'acier (60)</text:p>
          </table:table-cell>
          <table:table-cell table:style-name="ce2" office:value-type="string">
            <text:p>Pièces d'or (700)</text:p>
          </table:table-cell>
          <table:table-cell/>
          <table:table-cell table:style-name="ce2" office:value-type="string">
            <text:p>Niveau 10</text:p>
          </table:table-cell>
          <table:table-cell table:style-name="ce2" office:value-type="string">
            <text:p>Barre de fer (90)</text:p>
          </table:table-cell>
          <table:table-cell table:style-name="ce2" office:value-type="string">
            <text:p>Barre d'acier (110)</text:p>
          </table:table-cell>
          <table:table-cell table:style-name="ce2" office:value-type="string">
            <text:p>Pièces d'or (5000)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9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>
            <text:p>Mine de fer :</text:p>
          </table:table-cell>
          <table:table-cell office:value-type="string">
            <text:p>https://images.assetsdelivery.com/compings_v2/tomas1111/tomas11111409/tomas1111140900050.jpg</text:p>
          </table:table-cell>
          <table:table-cell table:style-name="ce3" office:value-type="string" table:number-columns-spanned="4" table:number-rows-spanned="3">
            <text:p>La mine de fer est l'un des premiers bâtiments, elle permet de récolter le fer permettant de craft les barres de fer et d'acier. Elle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>
            <text:p>Mine d'or :</text:p>
          </table:table-cell>
          <table:table-cell office:value-type="string">
            <text:p>https://images.assetsdelivery.com/compings_v2/tomas1111/tomas11111410/tomas1111141000039.jpg</text:p>
          </table:table-cell>
          <table:table-cell table:style-name="ce3" office:value-type="string" table:number-columns-spanned="4" table:number-rows-spanned="3">
            <text:p>La mine d'or est l'un des premiers bâtiments, elle permet de récolter de l'or permettant de craft les pièces d'or. Elle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>
            <text:p>Laboratoire de recherche :</text:p>
          </table:table-cell>
          <table:table-cell office:value-type="string">
            <text:p>https://images.assetsdelivery.com/compings_v2/chokniti/chokniti1811/chokniti181100029.jpg</text:p>
          </table:table-cell>
          <table:table-cell table:style-name="ce3" office:value-type="string" table:number-columns-spanned="4" table:number-rows-spanned="3">
            <text:p>Le laboratoire de recherche permet de rechercher les technologies de tier 1,2 et 3. Il fait parti des bâtiments de tier 1 !</text:p>
          </table:table-cell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>
            <text:p>École :</text:p>
          </table:table-cell>
          <table:table-cell office:value-type="string">
            <text:p>https://images.assetsdelivery.com/compings_v2/paylessimages/paylessimages1501/paylessimages150146784.jpg</text:p>
          </table:table-cell>
          <table:table-cell table:style-name="ce3" office:value-type="string" table:number-columns-spanned="4" table:number-rows-spanned="3">
            <text:p>L'école est le premier bâtiments de gestion du moral de population, il fait parti des bâtiments de tier 1.</text:p>
          </table:table-cell>
          <table:covered-table-cell table:number-columns-repeated="3" table:style-name="ce4"/>
          <table:table-cell table:number-columns-repeated="9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9"/>
        </table:table-row>
        <table:table-row table:style-name="ro1">
          <table:table-cell/>
          <table:table-cell table:style-name="Default"/>
          <table:covered-table-cell table:number-columns-repeated="4" table:style-name="ce4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>
            <text:p>Bâtiment administratif :</text:p>
          </table:table-cell>
          <table:table-cell office:value-type="string">
            <text:p>https://images.assetsdelivery.com/compings_v2/ilixe48/ilixe481812/ilixe48181200378.jpg</text:p>
          </table:table-cell>
          <table:table-cell table:style-name="ce3" office:value-type="string" table:number-columns-spanned="4" table:number-rows-spanned="3">
            <text:p>Le bâtiment administratif est un bâtiment de tier 1, il permet de déverrouiller les doctrines et la gestion de la population !</text:p>
          </table:table-cell>
          <table:covered-table-cell table:number-columns-repeated="3"/>
          <table:table-cell table:number-columns-repeated="9"/>
        </table:table-row>
        <table:table-row table:style-name="ro2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  <table:table-row table:style-name="ro2">
          <table:table-cell/>
          <table:table-cell table:style-name="Default"/>
          <table:covered-table-cell table:style-name="Default"/>
          <table:covered-table-cell table:number-columns-repeated="3"/>
          <table:table-cell table:number-columns-repeated="9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11/09/2020</text:date>, <text:time>22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20:53:58.08</meta:creation-date>
    <dc:date>2020-09-11T22:19:22.55</dc:date>
    <meta:editing-duration>PT14H29M43S</meta:editing-duration>
    <meta:editing-cycles>5</meta:editing-cycles>
    <meta:generator>OpenOffice/4.1.6$Win32 OpenOffice.org_project/416m1$Build-9790</meta:generator>
    <meta:document-statistic meta:table-count="3" meta:cell-count="363" meta:object-count="0"/>
  </office:meta>
</office:document-meta>
</file>